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omjin Han</text:p>
      <text:p text:style-name="Standard">Csc 138-03</text:p>
      <text:p text:style-name="Standard">Dr. Wang</text:p>
      <text:p text:style-name="Standard">Lab 1</text:p>
      <text:p text:style-name="Standard"/>
      <text:list xml:id="list3962647313963628082" text:style-name="L1">
        <text:list-item>
          <text:p text:style-name="P1">3 different protocols shown in the packets list are HTTP, TCP, and DNS.</text:p>
        </text:list-item>
        <text:list-item>
          <text:p text:style-name="P1">It took approximately 0.11 seconds from HTTP GET to HTTP OK.</text:p>
        </text:list-item>
        <text:list-item>
          <text:p text:style-name="P1">Internet address of gaia.cs.umass.edu is 128.119.245.12. My PC is 10.0.0.84.</text:p>
        </text:list-item>
        <text:list-item>
          <text:p text:style-name="P1">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2T19:35:24.74</meta:creation-date>
    <dc:date>2019-09-13T00:58:32.43</dc:date>
    <meta:editing-duration>PT5H23M8S</meta:editing-duration>
    <meta:editing-cycles>2</meta:editing-cycles>
    <meta:generator>OpenOffice/4.1.5$Win32 OpenOffice.org_project/415m1$Build-9789</meta:generator>
    <meta:print-date>2019-09-12T19:45:00.10</meta:print-date>
    <meta:document-statistic meta:table-count="0" meta:image-count="0" meta:object-count="0" meta:page-count="1" meta:paragraph-count="8" meta:word-count="46" meta:character-count="250"/>
  </office:meta>
</office:document-meta>
</file>